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45b3" officeooo:paragraph-rsid="000545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17:00.829463052</meta:creation-date>
    <dc:date>2017-06-16T15:17:07.719619333</dc:date>
    <meta:editing-duration>PT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